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AR PL UMing TW MBE" svg:font-family="'AR PL UMing TW MBE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3e61c"/>
    </style:style>
    <style:style style:name="P2" style:family="paragraph" style:parent-style-name="Standard">
      <style:paragraph-properties fo:text-align="justify" style:justify-single-word="false"/>
      <style:text-properties style:font-name="Arial" fo:language="en" fo:country="US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US" officeooo:rsid="000a0950" officeooo:paragraph-rsid="000a0950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5" style:family="paragraph" style:parent-style-name="Standard">
      <style:paragraph-properties fo:text-align="justify" style:justify-single-word="false"/>
      <style:text-properties style:font-name="Arial" fo:language="en" fo:country="US" officeooo:paragraph-rsid="000a0950"/>
    </style:style>
    <style:style style:name="P6" style:family="paragraph" style:parent-style-name="Standard">
      <style:paragraph-properties fo:text-align="start" style:justify-single-word="false"/>
      <style:text-properties style:font-name="Arial" fo:language="en" fo:country="US" officeooo:paragraph-rsid="000a0950"/>
    </style:style>
    <style:style style:name="P7" style:family="paragraph" style:parent-style-name="Heading_20_1">
      <style:text-properties officeooo:rsid="0005997d" officeooo:paragraph-rsid="0005997d"/>
    </style:style>
    <style:style style:name="P8" style:family="paragraph" style:parent-style-name="Title" style:master-page-name="Standard">
      <style:paragraph-properties style:page-number="auto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a0950" style:font-name-complex="Times New Roman1"/>
    </style:style>
    <style:style style:name="T3" style:family="text">
      <style:text-properties style:font-name="Times New Roman" fo:language="en" fo:country="US" style:font-name-complex="Times New Roman1"/>
    </style:style>
    <style:style style:name="T4" style:family="text">
      <style:text-properties style:font-name="Times New Roman" fo:language="en" fo:country="US" officeooo:rsid="0003e61c" style:font-name-complex="Times New Roman1"/>
    </style:style>
    <style:style style:name="T5" style:family="text">
      <style:text-properties fo:font-size="16pt" fo:font-weight="bold" style:font-size-asian="16pt" style:font-weight-asian="bold" style:font-name-complex="Times New Roman1"/>
    </style:style>
    <style:style style:name="T6" style:family="text">
      <style:text-properties fo:font-weight="bold" style:font-weight-asian="bold" style:font-name-complex="Times New Roman1"/>
    </style:style>
    <style:style style:name="T7" style:family="text">
      <style:text-properties fo:font-weight="bold" officeooo:rsid="00082775" style:font-weight-asian="bold" style:font-name-complex="Times New Roman1"/>
    </style:style>
    <style:style style:name="T8" style:family="text">
      <style:text-properties style:font-name-complex="Times New Roman1"/>
    </style:style>
    <style:style style:name="T9" style:family="text">
      <style:text-properties officeooo:rsid="0003e61c" style:font-name-complex="Times New Roman1"/>
    </style:style>
    <style:style style:name="T10" style:family="text">
      <style:text-properties officeooo:rsid="0005997d" style:font-name-complex="Times New Roman1"/>
    </style:style>
    <style:style style:name="T11" style:family="text">
      <style:text-properties officeooo:rsid="0005ed7d" style:font-name-complex="Times New Roman1"/>
    </style:style>
    <style:style style:name="T12" style:family="text">
      <style:text-properties officeooo:rsid="00064dec" style:font-name-complex="Times New Roman1"/>
    </style:style>
    <style:style style:name="T13" style:family="text">
      <style:text-properties officeooo:rsid="0007760c" style:font-name-complex="Times New Roman1"/>
    </style:style>
    <style:style style:name="T14" style:family="text">
      <style:text-properties officeooo:rsid="00082775" style:font-name-complex="Times New Roman1"/>
    </style:style>
    <style:style style:name="T15" style:family="text">
      <style:text-properties officeooo:rsid="000a0950" style:font-name-complex="Times New Roman1"/>
    </style:style>
    <style:style style:name="T16" style:family="text">
      <style:text-properties officeooo:rsid="000b30ca" style:font-name-complex="Times New Roman1"/>
    </style:style>
    <style:style style:name="T17" style:family="text">
      <style:text-properties style:font-name="Arial" fo:language="en" fo:country="US" style:font-name-complex="Times New Roman1"/>
    </style:style>
    <style:style style:name="T18" style:family="text">
      <style:text-properties style:font-name="Arial" fo:language="en" fo:country="US" officeooo:rsid="0003e61c" style:font-name-complex="Times New Roman1"/>
    </style:style>
    <style:style style:name="T19" style:family="text">
      <style:text-properties style:font-name="Courier New" officeooo:rsid="000a0950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GoBack"/><text:bookmark-end text:name="_GoBack"/><text:span text:style-name="T6">VORONOI DIAGRAMS AND DELAUNAY TRIANGULATIONS</text:span></text:p>
      <text:p text:style-name="P2"/>
      <text:p text:style-name="P1"><text:span text:style-name="T18">The documentation is available here:</text:span><text:span text:style-name="T4"> </text:span><text:a xlink:type="simple" xlink:href="http://www.cgal.org/"><text:span text:style-name="T17">http://www.cgal.org/</text:span></text:a><text:span text:style-name="T17"> </text:span><text:span text:style-name="T18">then follow the links Package Overview</text:span><text:span text:style-name="T17">/ Triangulations and Delaunay Triangulations / 2D Triangulations / Delaunay triangulations</text:span></text:p>
      <text:p text:style-name="P4"><text:span text:style-name="T9">The application is events based, and can insert interactively new points in a Delaunay triangulation.</text:span></text:p>
      <text:p text:style-name="P4"><text:span text:style-name="T8">1) </text:span><text:span text:style-name="T9">browse the code of the application, to understand the events mechanism</text:span><text:span text:style-name="T8">. </text:span></text:p>
      <text:p text:style-name="P4"><text:span text:style-name="T9">Remark</text:span><text:span text:style-name="T8">: </text:span><text:span text:style-name="T9">the class </text:span><text:span text:style-name="T10">template </text:span><text:span text:style-name="T9">DT </text:span><text:span text:style-name="T11">(in “dt.h”) </text:span><text:span text:style-name="T10">derives from a Delaunay triangulation class, and has been already enriched with two render methods, and a method that generates random points.</text:span></text:p>
      <text:p text:style-name="P7"><text:span text:style-name="T6">WARMING</text:span></text:p>
      <text:p text:style-name="P4"><text:span text:style-name="T8">2) </text:span><text:span text:style-name="T12">Complete the code that displays the edges of the Voronoi diagram.</text:span></text:p>
      <text:p text:style-name="P4"><text:span text:style-name="T8">3) </text:span><text:span text:style-name="T12">Add an option to display in red the edges of the convex hull (without using convex_hull()). Add a keyboard shortcut “C”.</text:span></text:p>
      <text:p text:style-name="P4"><text:span text:style-name="T8">4) </text:span><text:span text:style-name="T13">Enlighten the face hovered by the mouse, using the method locale, and the “mouseMove” event, by drawing an OpenGL primitive of type GL_TRIANGLE.</text:span></text:p>
      <text:p text:style-name="P4"><text:span text:style-name="T8">5) </text:span><text:span text:style-name="T13">(optional) Given a line defined by two points, display the set of faces intersected by the line, using the Line_face_circulator</text:span><text:span text:style-name="T8">.</text:span></text:p>
      <text:p text:style-name="P4"><text:span text:style-name="T8">6) </text:span><text:span text:style-name="T13">Enlighten the vertex nearest to the mouse, using the nearest_vertex method, and the “mouseMove” event.</text:span></text:p>
      <text:p text:style-name="P4"><text:span text:style-name="T7">SIMPLIFIED LLOYD ALGORITHM</text:span></text:p>
      <text:p text:style-name="P4"><text:span text:style-name="T14">The Lloyd algorithm interactively moves the vertices of a Delaunay triangulation to the barycenter of their Voronoi cell.</text:span></text:p>
      <text:p text:style-name="P3">7) Compute the barycenters of the Voronoi cells</text:p>
      <text:p text:style-name="P4"><text:span text:style-name="T15">a few advices:</text:span><text:span text:style-name="T2"> </text:span></text:p>
      <text:p text:style-name="P5"><text:span text:style-name="T15">First set up a method:</text:span></text:p>
      <text:p text:style-name="P6"><text:span text:style-name="T19"><text:tab/>Point centroid_voronoi_cell(Vertex_handle v)<text:line-break/></text:span><text:span text:style-name="T15"><text:line-break/>that circulates of the neighboring faces of v (using Face_circulator) and call dual(Face_handle) if f is finite. S</text:span><text:span text:style-name="T8">i f </text:span><text:span text:style-name="T15">is infinite, then return v-&gt;point(), because the barycenter of the Voronoi cell is not defined.</text:span></text:p>
      <text:p text:style-name="P4"><text:span text:style-name="T8">8) </text:span><text:span text:style-name="T16">Add an option to display the Voronoi cells barycenters</text:span></text:p>
      <text:p text:style-name="P4"><text:span text:style-name="T8">9) </text:span><text:span text:style-name="T16">Implement the lloyd()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AR PL UMing TW MBE" svg:font-family="'AR PL UMing TW MBE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dc:creator>Laurent Rineau</dc:creator>
    <meta:editing-cycles>14</meta:editing-cycles>
    <meta:creation-date>2012-10-28T08:36:00</meta:creation-date>
    <dc:date>2015-01-27T17:14:06.720009805</dc:date>
    <meta:editing-duration>PT4H37M37S</meta:editing-duration>
    <meta:generator>LibreOffice/4.2.8.2$Linux_X86_64 LibreOffice_project/420$Build-2</meta:generator>
    <meta:document-statistic meta:table-count="0" meta:image-count="0" meta:object-count="0" meta:page-count="1" meta:paragraph-count="19" meta:word-count="268" meta:character-count="1751" meta:non-whitespace-character-count="14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